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lementar un programa en java que simule el siguiente comportamiento:</text:p>
      <text:p text:style-name="Standard"/>
      <text:p text:style-name="Standard">Se dispone de un museo que es visitado por varios turistas(10).</text:p>
      <text:p text:style-name="Standard">El museo solo dispone de un aforo máximo de 5 turistas simultáneos.</text:p>
      <text:p text:style-name="Standard">Los accesos al museo se podrán realizar por puertas dobles.</text:p>
      <text:p text:style-name="Standard">Existe una sala especial del museo que solo puede ser visitada de 1 en 1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2S</meta:editing-duration>
    <meta:editing-cycles>3</meta:editing-cycles>
    <meta:generator>OpenOffice/4.1.14$Win32 OpenOffice.org_project/4114m1$Build-9811</meta:generator>
    <dc:date>2023-10-10T12:10:41.02</dc:date>
    <dc:creator>&lt;&lt; &lt;&lt;&lt;</dc:creator>
    <meta:document-statistic meta:table-count="0" meta:image-count="0" meta:object-count="0" meta:page-count="1" meta:paragraph-count="5" meta:word-count="58" meta:character-count="333"/>
    <meta:user-defined meta:name="Info 1"/>
    <meta:user-defined meta:name="Info 2"/>
    <meta:user-defined meta:name="Info 3"/>
    <meta:user-defined meta:name="Info 4"/>
  </office:meta>
</office:document-meta>
</file>